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Open Sans1" svg:font-family="'Open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T1" style:family="text">
      <style:text-properties style:font-name="Open Sans" fo:font-size="18pt" style:font-name-asian="Open Sans1" style:font-size-asian="18pt" style:font-name-complex="Open Sans1" style:font-size-complex="18pt"/>
    </style:style>
    <style:style style:name="T2" style:family="text">
      <style:text-properties style:font-name="Open Sans" style:font-name-asian="Open Sans1" style:font-name-complex="Open Sans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Keywords<text:line-break/></text:span></text:p>
      <text:p text:style-name="P1"><text:span text:style-name="T2">Free, open source, primal, Australopithecus, street art, anarchy, invasion, extinction.</text:span></text:p>
      <text:p text:style-name="P1"/>
      <text:p text:style-name="P1"><text:span text:style-name="T1">Stuff<text:line-break/></text:span></text:p>
      <text:p text:style-name="P1"><text:span text:style-name="T2">Manifest </text:span></text:p>
      <text:p text:style-name="P1"><text:span text:style-name="T2">Stickers / graphic design</text:span></text:p>
      <text:p text:style-name="P1"><text:span text:style-name="T2">Pictures of stickers</text:span></text:p>
      <text:p text:style-name="P1"/>
      <text:p text:style-name="P1"><text:span text:style-name="T1">Content<text:line-break/></text:span></text:p>
      <text:p text:style-name="P1"><text:span text:style-name="T2">Manifest page</text:span></text:p>
      <text:p text:style-name="P1"><text:span text:style-name="T2">Pictures page</text:span></text:p>
      <text:p text:style-name="P1"><text:span text:style-name="T2">Downloads / Link to download</text:span></text:p>
      <text:p text:style-name="P1"><text:span text:style-name="T2">License / Link to license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Open Sans1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1" meta:word-count="35" meta:character-count="243" meta:non-whitespace-character-count="215"/>
    <meta:generator>LibreOfficeDev/5.1.0.3$Linux_X86_64 LibreOffice_project/</meta:generator>
  </office:meta>
</office:document-meta>
</file>